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2pt" officeooo:rsid="0024587d" officeooo:paragraph-rsid="0024587d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27d2ae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8afde1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officeooo:rsid="0047a3b5" officeooo:paragraph-rsid="0047a3b5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2pt" officeooo:rsid="0047a3b5" officeooo:paragraph-rsid="008afde1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24587d" officeooo:paragraph-rsid="0024587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09277" officeooo:paragraph-rsid="00a09277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15847" officeooo:paragraph-rsid="00a15847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09277" officeooo:paragraph-rsid="00a09277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weight="normal" officeooo:rsid="00a09277" officeooo:paragraph-rsid="00a0927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2b8ff0" style:font-size-asian="12pt" style:font-size-complex="12pt"/>
    </style:style>
    <style:style style:name="P13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8afde1" style:font-size-asian="12pt" style:font-size-complex="12pt"/>
    </style:style>
    <style:style style:name="P14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a26637" style:font-size-asian="12pt" style:font-size-complex="12pt"/>
    </style:style>
    <style:style style:name="P15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2b8ff0" officeooo:paragraph-rsid="00a4e82a" style:font-size-asian="12pt" style:font-size-complex="12pt"/>
    </style:style>
    <style:style style:name="P16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352c7d" style:font-size-asian="12pt" style:font-size-complex="12pt"/>
    </style:style>
    <style:style style:name="P17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8afde1" style:font-size-asian="12pt" style:font-size-complex="12pt"/>
    </style:style>
    <style:style style:name="P18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a26637" style:font-size-asian="12pt" style:font-size-complex="12pt"/>
    </style:style>
    <style:style style:name="P19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352c7d" officeooo:paragraph-rsid="00a4e82a" style:font-size-asian="12pt" style:font-size-complex="12pt"/>
    </style:style>
    <style:style style:name="P20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445af2" style:font-size-asian="12pt" style:font-size-complex="12pt"/>
    </style:style>
    <style:style style:name="P21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8afde1" style:font-size-asian="12pt" style:font-size-complex="12pt"/>
    </style:style>
    <style:style style:name="P22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a26637" style:font-size-asian="12pt" style:font-size-complex="12pt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45af2" officeooo:paragraph-rsid="00a4e82a" style:font-size-asian="12pt" style:font-size-complex="12pt"/>
    </style:style>
    <style:style style:name="P24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7a3b5" officeooo:paragraph-rsid="0047a3b5" style:font-size-asian="12pt" style:font-size-complex="12pt"/>
    </style:style>
    <style:style style:name="P25" style:family="paragraph" style:parent-style-name="Preformatted_20_Text" style:list-style-name="L1">
      <style:paragraph-properties fo:text-align="start" style:justify-single-word="false"/>
      <style:text-properties style:font-name="Arial" fo:font-size="12pt" officeooo:rsid="0047a3b5" officeooo:paragraph-rsid="008afde1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style:font-name="Arial" fo:font-size="12pt" officeooo:rsid="00a160cc" officeooo:paragraph-rsid="00a160cc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8afde1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Arial" fo:font-size="12pt" officeooo:rsid="0027d2ae" officeooo:paragraph-rsid="0027d2ae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5847" officeooo:paragraph-rsid="00a15847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fo:background-color="#ffff00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160cc" officeooo:paragraph-rsid="00a160cc" fo:background-color="#00a933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24587d" officeooo:paragraph-rsid="0024587d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160cc" officeooo:paragraph-rsid="00a160cc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6637" officeooo:paragraph-rsid="00a26637" style:font-size-asian="12pt" style:font-weight-asian="bold" style:font-size-complex="12pt" style:font-weight-complex="bold"/>
    </style:style>
    <style:style style:name="P36" style:family="paragraph" style:parent-style-name="Preformatted_20_Text" style:list-style-name="L1">
      <style:paragraph-properties fo:text-align="start" style:justify-single-word="false"/>
      <style:text-properties style:font-name="Arial" fo:font-size="12pt" fo:font-weight="bold" officeooo:rsid="00445af2" officeooo:paragraph-rsid="00a4e82a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fd9b" officeooo:paragraph-rsid="00a2fd9b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fd9b" officeooo:paragraph-rsid="00a4e82a" style:font-size-asian="12pt" style:font-weight-asian="bold" style:font-size-complex="12pt" style:font-weight-complex="bold"/>
    </style:style>
    <style:style style:name="P39" style:family="paragraph" style:parent-style-name="Preformatted_20_Text" style:list-style-name="L1">
      <style:paragraph-properties fo:text-align="start" style:justify-single-word="false"/>
      <style:text-properties style:font-name="Arial" fo:font-size="12pt" fo:font-weight="bold" officeooo:rsid="00445af2" officeooo:paragraph-rsid="00a26637" fo:background-color="transparent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26637" officeooo:paragraph-rsid="00a26637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29c21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9c214"/>
    </style:style>
    <style:style style:name="T4" style:family="text">
      <style:text-properties officeooo:rsid="004268c2"/>
    </style:style>
    <style:style style:name="T5" style:family="text">
      <style:text-properties officeooo:rsid="0046784c"/>
    </style:style>
    <style:style style:name="T6" style:family="text">
      <style:text-properties officeooo:rsid="005352e4"/>
    </style:style>
    <style:style style:name="T7" style:family="text">
      <style:text-properties officeooo:rsid="005c835a"/>
    </style:style>
    <style:style style:name="T8" style:family="text">
      <style:text-properties officeooo:rsid="008afde1"/>
    </style:style>
    <style:style style:name="T9" style:family="text">
      <style:text-properties officeooo:rsid="008ba508"/>
    </style:style>
    <style:style style:name="T10" style:family="text">
      <style:text-properties officeooo:rsid="009e71a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6784c" style:font-weight-asian="normal" style:font-weight-complex="normal"/>
    </style:style>
    <style:style style:name="T13" style:family="text">
      <style:text-properties fo:font-weight="normal" officeooo:rsid="00a26637" style:font-weight-asian="normal" style:font-weight-complex="normal"/>
    </style:style>
    <style:style style:name="T14" style:family="text">
      <style:text-properties fo:font-weight="normal" officeooo:rsid="00a4e82a" style:font-weight-asian="normal" style:font-weight-complex="normal"/>
    </style:style>
    <style:style style:name="T15" style:family="text">
      <style:text-properties fo:font-weight="normal" fo:background-color="#00a933" loext:char-shading-value="0" style:font-weight-asian="normal" style:font-weight-complex="normal"/>
    </style:style>
    <style:style style:name="T16" style:family="text">
      <style:text-properties fo:font-weight="normal" fo:background-color="#ffff00" loext:char-shading-value="0" style:font-weight-asian="normal" style:font-weight-complex="normal"/>
    </style:style>
    <style:style style:name="T17" style:family="text">
      <style:text-properties fo:font-weight="normal" fo:background-color="#ff6d6d" loext:char-shading-value="0" style:font-weight-asian="normal" style:font-weight-complex="normal"/>
    </style:style>
    <style:style style:name="T18" style:family="text">
      <style:text-properties fo:font-weight="normal" fo:background-color="#ffbf00" loext:char-shading-value="0" style:font-weight-asian="normal" style:font-weight-complex="normal"/>
    </style:style>
    <style:style style:name="T19" style:family="text">
      <style:text-properties fo:font-weight="normal" officeooo:rsid="00a4e82a" fo:background-color="#ffbf00" loext:char-shading-value="0" style:font-weight-asian="normal" style:font-weight-complex="normal"/>
    </style:style>
    <style:style style:name="T20" style:family="text">
      <style:text-properties fo:font-weight="normal" officeooo:rsid="00a4e82a" fo:background-color="#ffbf00" loext:char-shading-value="0" style:font-weight-asian="normal" style:font-weight-complex="normal"/>
    </style:style>
    <style:style style:name="T21" style:family="text">
      <style:text-properties fo:font-weight="normal" fo:background-color="#ffbf00" loext:char-shading-value="0" style:font-weight-asian="normal" style:font-weight-complex="normal"/>
    </style:style>
    <style:style style:name="T22" style:family="text">
      <style:text-properties fo:font-weight="normal" fo:background-color="#2a6099" loext:char-shading-value="0" style:font-weight-asian="normal" style:font-weight-complex="normal"/>
    </style:style>
    <style:style style:name="T23" style:family="text">
      <style:text-properties fo:font-weight="normal" officeooo:rsid="00a4e82a" fo:background-color="#2a6099" loext:char-shading-value="0" style:font-weight-asian="normal" style:font-weight-complex="normal"/>
    </style:style>
    <style:style style:name="T24" style:family="text">
      <style:text-properties fo:font-weight="normal" officeooo:rsid="00a4e82a" fo:background-color="#2a6099" loext:char-shading-value="0" style:font-weight-asian="normal" style:font-weight-complex="normal"/>
    </style:style>
    <style:style style:name="T25" style:family="text">
      <style:text-properties fo:font-weight="normal" fo:background-color="#2a6099" loext:char-shading-value="0" style:font-weight-asian="normal" style:font-weight-complex="normal"/>
    </style:style>
    <style:style style:name="T26" style:family="text">
      <style:text-properties fo:background-color="#fff200" loext:char-shading-value="0"/>
    </style:style>
    <style:style style:name="T27" style:family="text">
      <style:text-properties fo:color="#000000" fo:background-color="#00a933" loext:char-shading-value="0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fo:background-color="#ffff00" loext:char-shading-value="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position="0% 100%"/>
    </style:style>
    <style:style style:name="T32" style:family="text">
      <style:text-properties officeooo:rsid="00a26637"/>
    </style:style>
    <style:style style:name="T33" style:family="text">
      <style:text-properties officeooo:rsid="00a4e8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lassi</text:p>
      <text:p text:style-name="P6"/>
      <text:p text:style-name="P30">Classe C: <text:span text:style-name="T26">192.168.0</text:span>.<text:span text:style-name="T27">0000 0000</text:span></text:p>
      <text:p text:style-name="P30"><text:span text:style-name="T28">Classe B: </text:span><text:span text:style-name="T29">192.168.</text:span><text:span text:style-name="T27">0000 0000. 0000 0000</text:span></text:p>
      <text:p text:style-name="P30"><text:span text:style-name="T28">Classe A: </text:span><text:span text:style-name="T29">192</text:span><text:span text:style-name="T27">.00000000.00000000</text:span></text:p>
      <text:p text:style-name="P30"/>
      <text:p text:style-name="P31"><text:span text:style-name="T30">Ottetti</text:span> x gli indirizzamenti</text:p>
      <text:p text:style-name="P32"><text:span text:style-name="T30">Ottetto</text:span> per gli host</text:p>
      <text:p text:style-name="P30"/>
      <text:p text:style-name="P34">Subnetting</text:p>
      <text:p text:style-name="P34"/>
      <text:p text:style-name="P34">Esercizio Guida:</text:p>
      <text:p text:style-name="P34">2 Lan da 100 Host</text:p>
      <text:p text:style-name="P34"/>
      <text:p text:style-name="P34">1. Controllare quanti bit sono necessari per ogni LAN:</text:p>
      <text:p text:style-name="P34"/>
      <text:p text:style-name="P34">100 HOST → <text:span text:style-name="T11">Necessari</text:span> 7 BIT (2^<text:span text:style-name="T2">7 </text:span><text:span text:style-name="T31">= 128) </text:span><text:s/><text:span text:style-name="T11">→ </text:span>Mantenere un margine (<text:span text:style-name="T32">2</text:span>0%)</text:p>
      <text:p text:style-name="P34"/>
      <text:p text:style-name="P35">2. Stabilire l’indirizzo → <text:span text:style-name="T11">192.168.0.0 (Classe C) → Ne bastano 7</text:span></text:p>
      <text:p text:style-name="P35"><text:span text:style-name="T11"/></text:p>
      <text:p text:style-name="P35"><text:span text:style-name="T11">Quindi</text:span></text:p>
      <text:p text:style-name="P35"><text:span text:style-name="T11"/></text:p>
      <text:p text:style-name="P35"><text:span text:style-name="T16">192.168.0.</text:span><text:span text:style-name="T17">0</text:span><text:span text:style-name="T15">0000000</text:span></text:p>
      <text:p text:style-name="P35"><text:span text:style-name="T15"/></text:p>
      <text:p text:style-name="P40">LAN 1</text:p>
      <text:p text:style-name="P35"><text:span text:style-name="T15"/></text:p>
      <text:list xml:id="list1887469353" text:style-name="L1">
        <text:list-item>
          <text:p text:style-name="P14"><text:span text:style-name="T4">NET</text:span>: 192.168.0.0 <text:span text:style-name="T7">(HostID a 0)</text:span></text:p>
        </text:list-item>
        <text:list-item>
          <text:p text:style-name="P18">SM: <text:span text:style-name="T32">255.255.255.128 (NetID a 1)</text:span></text:p>
        </text:list-item>
        <text:list-item>
          <text:p text:style-name="P22">GW: <text:span text:style-name="T5">192.168.0.129 (1° Disponibile tra il range)</text:span></text:p>
        </text:list-item>
        <text:list-item>
          <text:p text:style-name="P39"><text:span text:style-name="T11">BROADCAST: </text:span><text:span text:style-name="T12">192.168.0.</text:span><text:span text:style-name="T13">127</text:span><text:span text:style-name="T12"> (HostID a 1)</text:span></text:p>
        </text:list-item>
      </text:list>
      <text:p text:style-name="P35">LAN 2</text:p>
      <text:p text:style-name="P35"/>
      <text:list xml:id="list93711177366221" text:continue-numbering="true" text:style-name="L1">
        <text:list-item>
          <text:p text:style-name="P14"><text:span text:style-name="T4">NET</text:span>: 192.168.0.<text:span text:style-name="T32">128</text:span> <text:span text:style-name="T7">(HostID a 0)</text:span></text:p>
        </text:list-item>
        <text:list-item>
          <text:p text:style-name="P18">SM: <text:span text:style-name="T32">255.255.255.128 (NetID a 1)</text:span></text:p>
        </text:list-item>
        <text:list-item>
          <text:p text:style-name="P22">GW: <text:span text:style-name="T5">192.168.0.129</text:span></text:p>
        </text:list-item>
        <text:list-item>
          <text:p text:style-name="P39"><text:span text:style-name="T11">BROADCAST: </text:span><text:span text:style-name="T12">192.168.0.</text:span><text:span text:style-name="T13">255</text:span><text:span text:style-name="T12"> (HostID a 1)</text:span></text:p>
        </text:list-item>
      </text:list>
      <text:p text:style-name="P35"/>
      <text:p text:style-name="P6">Ripasso indirizzamenti</text:p>
      <text:p text:style-name="P1"/>
      <text:p text:style-name="P2">LAN A: 100 host <text:span text:style-name="T1">(classe C sufficiente, 8 bit destinati agli host, 2</text:span><text:span text:style-name="T3">8</text:span><text:span text:style-name="T1">=256)</text:span></text:p>
      <text:p text:style-name="P2"/>
      <text:p text:style-name="P26">192.168.0.0/24</text:p>
      <text:p text:style-name="P26"/>
      <text:list xml:id="list93710644172725" text:continue-numbering="true" text:style-name="L1">
        <text:list-item>
          <text:p text:style-name="P12"><text:span text:style-name="T4">NET</text:span>: 192.168.0.0 <text:span text:style-name="T7">(HostID a 0)</text:span></text:p>
        </text:list-item>
        <text:list-item>
          <text:p text:style-name="P16">SM: 255.255.255.0</text:p>
        </text:list-item>
        <text:list-item>
          <text:p text:style-name="P20">GW: <text:span text:style-name="T5">192.168.0.1</text:span></text:p>
        </text:list-item>
        <text:list-item>
          <text:p text:style-name="P20">BROADCAST: <text:span text:style-name="T5">192.168.0.255 (HostID a 1)</text:span></text:p>
        </text:list-item>
        <text:list-item>
          <text:p text:style-name="P24">Range: <text:span text:style-name="T6">192.168.0.2 – 192.168.0.254</text:span></text:p>
        </text:list-item>
      </text:list>
      <text:p text:style-name="P4"/>
      <text:p text:style-name="P3">LAN <text:span text:style-name="T8">B</text:span>: <text:span text:style-name="T9">100</text:span> host <text:span text:style-name="T1">(classe C sufficiente, 8 bit destinati agli host, 2</text:span><text:span text:style-name="T3">8</text:span><text:span text:style-name="T1">=256)</text:span></text:p>
      <text:p text:style-name="P3"/>
      <text:p text:style-name="P26">192.168.1.0/24</text:p>
      <text:p text:style-name="P26"><text:soft-page-break/></text:p>
      <text:list xml:id="list93710270009278" text:continue-numbering="true" text:style-name="L1">
        <text:list-item>
          <text:p text:style-name="P13"><text:span text:style-name="T4">NET</text:span>: 192.168.<text:span text:style-name="T10">1</text:span>.<text:span text:style-name="T10">0</text:span> <text:span text:style-name="T7">(HostID a 0)</text:span></text:p>
        </text:list-item>
        <text:list-item>
          <text:p text:style-name="P17">SM: 255.255.255.0</text:p>
        </text:list-item>
        <text:list-item>
          <text:p text:style-name="P21">GW: <text:span text:style-name="T5">192.168.1.1</text:span></text:p>
        </text:list-item>
        <text:list-item>
          <text:p text:style-name="P21">BROADCAST: <text:span text:style-name="T5">192.168.1.255 (HostID a 1)</text:span></text:p>
        </text:list-item>
        <text:list-item>
          <text:p text:style-name="P25">Range: <text:span text:style-name="T6">192.168.1.2 – 192.168.1.254</text:span></text:p>
        </text:list-item>
      </text:list>
      <text:p text:style-name="P5"/>
      <text:p text:style-name="P7">Router:</text:p>
      <text:p text:style-name="P10">Router(config)#interface FastEthernet0/1</text:p>
      <text:p text:style-name="P11">Router(config-if)#ip address 192.168.0.1 255.255.255.0</text:p>
      <text:p text:style-name="P11">Router(config-if)#</text:p>
      <text:p text:style-name="P9"/>
      <text:p text:style-name="P8">Per attivare una porta</text:p>
      <text:p text:style-name="P29">interface FastEthernet0</text:p>
      <text:p text:style-name="P29"/>
      <text:p text:style-name="P37">Esercizio<text:span text:style-name="T11">: </text:span><text:span text:style-name="T14">LAN 1 + LAN 2 / ROUTER / + / ROUTER / LAN 3 + LAN 4 + LAN4 </text:span></text:p>
      <text:p text:style-name="P37"><text:span text:style-name="T11"/></text:p>
      <text:p text:style-name="P38"><text:span text:style-name="T21">192.168.0</text:span><text:span text:style-name="T20">0000000</text:span><text:span text:style-name="T21">.0</text:span><text:span text:style-name="T20">00</text:span><text:span text:style-name="T24">00000</text:span></text:p>
      <text:p text:style-name="P37"><text:span text:style-name="T11"/></text:p>
      <text:p text:style-name="P38">LAN 1: <text:span text:style-name="T21">0</text:span><text:span text:style-name="T20">00</text:span></text:p>
      <text:p text:style-name="P37">20 Host</text:p>
      <text:p text:style-name="P37"/>
      <text:list xml:id="list93711599786474" text:continue-numbering="true" text:style-name="L1">
        <text:list-item>
          <text:p text:style-name="P15"><text:span text:style-name="T4">NET</text:span>: 192.168.<text:span text:style-name="T33">0</text:span>.<text:span text:style-name="T10">0</text:span> <text:span text:style-name="T7">(HostID a 0)</text:span></text:p>
        </text:list-item>
        <text:list-item>
          <text:p text:style-name="P19">SM: <text:span text:style-name="T33">255.255.255.224</text:span></text:p>
        </text:list-item>
        <text:list-item>
          <text:p text:style-name="P23">GW: <text:span text:style-name="T5">192.168.0.1</text:span></text:p>
        </text:list-item>
        <text:list-item>
          <text:p text:style-name="P23">BROADCAST: <text:span text:style-name="T5">192.168.0.31 (HostID a 1)</text:span></text:p>
        </text:list-item>
      </text:list>
      <text:p text:style-name="P37"/>
      <text:p text:style-name="P37">Lan 2:</text:p>
      <text:p text:style-name="P37">15 Host</text:p>
      <text:p text:style-name="P37"/>
      <text:list xml:id="list93710780462243" text:continue-numbering="true" text:style-name="L1">
        <text:list-item>
          <text:p text:style-name="P15"><text:span text:style-name="T4">NET</text:span>: 192.168.<text:span text:style-name="T33">0</text:span>.<text:span text:style-name="T10">0</text:span> <text:span text:style-name="T7">(HostID a 0)</text:span></text:p>
        </text:list-item>
        <text:list-item>
          <text:p text:style-name="P19">SM: <text:span text:style-name="T33">255.255.255.224</text:span></text:p>
        </text:list-item>
        <text:list-item>
          <text:p text:style-name="P23">GW: <text:span text:style-name="T5">192.168.0.1</text:span></text:p>
        </text:list-item>
        <text:list-item>
          <text:p text:style-name="P36">BROADCAST: <text:span text:style-name="T5">192.168.0.31 (HostID a 1)</text:span></text:p>
        </text:list-item>
      </text:list>
      <text:p text:style-name="P37"/>
      <text:p text:style-name="P37">Lan 3:</text:p>
      <text:p text:style-name="P37">25 host</text:p>
      <text:p text:style-name="P37"/>
      <text:p text:style-name="P37"/>
      <text:p text:style-name="P37"/>
      <text:p text:style-name="P37">Lan 4: </text:p>
      <text:p text:style-name="P37">20 Host</text:p>
      <text:p text:style-name="P37"/>
      <text:p text:style-name="P37">Lan 5: </text:p>
      <text:p text:style-name="P37">25 Host</text:p>
      <text:p text:style-name="P29"/>
      <text:p text:style-name="P2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7T09:37:09.445000000</dc:date>
    <meta:editing-duration>PT47M7S</meta:editing-duration>
    <meta:editing-cycles>27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65" meta:word-count="283" meta:character-count="1689" meta:non-whitespace-character-count="1491"/>
  </office:meta>
</office:document-meta>
</file>